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automatic-styles>
    <style:style style:family="paragraph" style:name="a3be70c" style:parent-style-name="Standard">
      <style:text-properties fo:color="#ff0000"/>
    </style:style>
    <style:style style:family="paragraph" style:name="aff89a6" style:parent-style-name="Standard">
      <style:text-properties fo:color="#ff0000"/>
    </style:style>
    <style:style style:family="text" style:name="a906e64">
      <style:text-properties fo:color="#ff0000" fo:font-weight="bold" style:font-weight-asian="bold" style:font-weight-complex="bold" style:text-underline-style="solid"/>
    </style:style>
    <style:style style:family="text" style:name="a727c46">
      <style:text-properties fo:font-weight="bold" style:font-weight-asian="bold" style:font-weight-complex="bold" style:text-underline-style="solid"/>
    </style:style>
    <style:style style:family="text" style:name="a99b1f2">
      <style:text-properties fo:color="#0084d1"/>
    </style:style>
    <style:style style:family="text" style:name="a77efe3">
      <style:text-properties fo:font-weight="bold" style:font-weight-asian="bold" style:font-weight-complex="bold" style:text-underline-style="solid"/>
    </style:style>
    <style:style style:family="text" style:name="a0886fe">
      <style:text-properties fo:color="#0084d1"/>
    </style:style>
    <style:style style:family="text" style:name="a9b5354">
      <style:text-properties fo:color="#000000"/>
    </style:style>
    <style:style style:family="text" style:name="a8f5217">
      <style:text-properties fo:color="#0084d1"/>
    </style:style>
    <style:style style:family="text" style:name="ae8da4b">
      <style:text-properties fo:color="#ff0000"/>
    </style:style>
    <style:style style:family="paragraph" style:list-style-name="L1" style:name="a60b33f" style:parent-style-name="Standard">
      <style:paragraph-properties fo:margin-bottom="0.0mm" fo:margin-top="0.0mm"/>
      <style:text-properties fo:color="#ff0000"/>
    </style:style>
    <style:style style:family="text" style:name="a57c769">
      <style:text-properties fo:color="#0084d1"/>
    </style:style>
    <style:style style:family="text" style:name="a5ffa4d">
      <style:text-properties fo:font-weight="bold" style:font-weight-asian="bold" style:font-weight-complex="bold" style:text-underline-style="solid"/>
    </style:style>
    <style:style style:family="text" style:name="a08b26e">
      <style:text-properties fo:color="#0084d1"/>
    </style:style>
    <style:style style:family="text" style:name="a8764c4">
      <style:text-properties fo:color="#ff0000"/>
    </style:style>
    <style:style style:family="text" style:name="ad70011">
      <style:text-properties fo:color="#0084d1"/>
    </style:style>
    <style:style style:family="text" style:name="af9fda3">
      <style:text-properties fo:color="#000000"/>
    </style:style>
    <style:style style:family="paragraph" style:list-style-name="L1" style:name="a544a94" style:parent-style-name="Standard">
      <style:paragraph-properties fo:margin-bottom="0.0mm" fo:margin-top="0.0mm"/>
      <style:text-properties fo:color="#000000"/>
    </style:style>
    <style:style style:family="text" style:name="af72581">
      <style:text-properties fo:font-weight="bold" style:font-weight-asian="bold" style:font-weight-complex="bold" style:text-underline-style="solid"/>
    </style:style>
    <style:style style:family="text" style:name="af85668">
      <style:text-properties fo:color="#ff0000"/>
    </style:style>
    <style:style style:family="text" style:name="a6b31f3">
      <style:text-properties fo:color="#000000"/>
    </style:style>
    <style:style style:family="paragraph" style:list-style-name="L1" style:name="ac9ce70" style:parent-style-name="Standard">
      <style:paragraph-properties fo:margin-bottom="0.0mm" fo:margin-top="0.0mm"/>
      <style:text-properties/>
    </style:style>
    <style:style style:family="paragraph" style:list-style-name="L1" style:name="a3923ea" style:parent-style-name="Standard">
      <style:paragraph-properties fo:margin-bottom="0.0mm" fo:margin-top="0.0mm"/>
    </style:style>
    <style:style style:family="text" style:name="ada1798">
      <style:text-properties fo:font-weight="bold" style:font-weight-asian="bold" style:font-weight-complex="bold" style:text-underline-style="solid"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style:style style:family="paragraph" style:list-style-name="L1" style:name="a388a5a" style:parent-style-name="Standard">
      <style:paragraph-properties fo:margin-bottom="0.0mm" fo:margin-top="0.0mm"/>
      <style:text-properties/>
    </style:style>
    <style:style style:family="text" style:name="a2d53a9">
      <style:text-properties fo:color="#0084d1"/>
    </style:style>
    <style:style style:family="text" style:name="aa8f6eb">
      <style:text-properties fo:color="#0084d1"/>
    </style:style>
    <style:style style:family="paragraph" style:list-style-name="L1" style:name="aa4ae1a" style:parent-style-name="Standard">
      <style:paragraph-properties fo:margin-bottom="0.0mm" fo:margin-top="0.0mm"/>
      <style:text-properties/>
    </style:style>
    <style:style style:family="text" style:name="a49cf6a">
      <style:text-properties fo:color="#0084d1"/>
    </style:style>
    <style:style style:family="text" style:name="a064da6">
      <style:text-properties fo:color="#0084d1"/>
    </style:style>
    <style:style style:family="text" style:name="a9d68de">
      <style:text-properties fo:color="#000000"/>
    </style:style>
    <style:style style:family="text" style:name="a36d101">
      <style:text-properties fo:color="#000000"/>
    </style:style>
  </office:automatic-styles>
  <office:body>
    <office:text>
      <text:p text:style-name="Standard">Normal style is set to text color „Chart12“. This paragraph must be<text:s/><text:span text:style-name="ada1798">blue</text:span>.</text:p>
      <text:list text:continue-numbering="true" text:style-name="L1" xml:id="list7023089816947339485">
        <text:list-item>
          <text:p text:style-name="a3923ea">Default paragraph with blue bullet.</text:p>
        </text:list-item>
      </text:list>
      <text:list text:continue-numbering="true" text:style-name="L1" xml:id="list7023089816947339485">
        <text:list-item>
          <text:p text:style-name="ac9ce70">Blue<text:s/><text:span text:style-name="a6b31f3">black<text:s/></text:span><text:span text:style-name="af85668">red</text:span>, with<text:s/><text:span text:style-name="af72581">blue bullet</text:span>.</text:p>
        </text:list-item>
      </text:list>
      <text:list text:continue-numbering="true" text:style-name="L1" xml:id="list7023089816947339485">
        <text:list-item>
          <text:p text:style-name="a388a5a"><text:span text:style-name="aa8f6eb">Blue<text:s/></text:span><text:span text:style-name="af9fda3">bla</text:span>ck<text:s/><text:span text:style-name="a8764c4">red</text:span><text:span text:style-name="a08b26e">, with<text:s/></text:span><text:span text:style-name="a5ffa4d">black bullet</text:span><text:span text:style-name="a57c769">.</text:span></text:p>
        </text:list-item>
      </text:list>
      <text:list text:continue-numbering="true" text:style-name="L1" xml:id="list7023089816947339485">
        <text:list-item>
          <text:p text:style-name="aa4ae1a"><text:span text:style-name="a064da6">Blue<text:s/></text:span><text:span text:style-name="a36d101">bla</text:span><text:span text:style-name="a9b5354">ck<text:s/></text:span>red<text:span text:style-name="a0886fe">, with<text:s/></text:span><text:span text:style-name="a77efe3">red bullet</text:span><text:span text:style-name="a99b1f2">.</text:span></text:p>
        </text:list-item>
      </text:list>
      <text:p text:style-name="Standard">Next paragraph is empty without explicit character attributes. Inserted text must be<text:s/><text:span text:style-name="a727c46">blue</text:span>.</text:p>
      <text:p text:style-name="Standard"/>
      <text:p text:style-name="Standard">Next paragraph is empty with explicit text color. Inserted text must be<text:s/><text:span text:style-name="a906e64">red</text:span>.</text:p>
      <text:p text:style-name="aff89a6"/>
      <text:p text:style-name="a3be70c">Entire paragraph in red.</text:p>
      <text:p text:style-name="Standard">End of document.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>
      <style:paragraph-properties fo:margin-bottom="1.99mm" fo:margin-top="1.99mm"/>
      <style:text-properties fo:color="#0084d1" fo:font-size="11.0pt" style:font-name="Calibri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6</dc:date>
    <meta:editing-cycles>2</meta:editing-cycles>
    <meta:editing-duration>PT0.017S</meta:editing-duration>
  </office:meta>
</office:document-meta>
</file>